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ManagementConfiguration.setConfigurers( Collection &lt; TransactionManagementConfigurer &gt; configur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TransactionManagementConfiguration.setImportMetadata( AnnotationMetadata import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TransactionManagementConfiguration.transactionalEventListen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